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6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7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9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30" style:family="paragraph" style:parent-style-name="Standard">
      <style:text-properties officeooo:paragraph-rsid="04f68805"/>
    </style:style>
    <style:style style:name="P3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text-properties officeooo:rsid="0dde9a1c" officeooo:paragraph-rsid="0dde9a1c"/>
    </style:style>
    <style:style style:name="P34" style:family="paragraph" style:parent-style-name="Standard">
      <style:text-properties officeooo:rsid="0dde9a1c" officeooo:paragraph-rsid="0f28fb61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6" style:family="paragraph" style:parent-style-name="Standard">
      <style:text-properties officeooo:rsid="0dde9a1c" officeooo:paragraph-rsid="0ddfbc49"/>
    </style:style>
    <style:style style:name="P37" style:family="paragraph" style:parent-style-name="Footnote">
      <style:text-properties officeooo:rsid="043ccc66" officeooo:paragraph-rsid="0dca2508"/>
    </style:style>
    <style:style style:name="P38" style:family="paragraph" style:parent-style-name="Footnote">
      <style:text-properties officeooo:rsid="043ccc66" officeooo:paragraph-rsid="0e5afad8"/>
    </style:style>
    <style:style style:name="P39" style:family="paragraph" style:parent-style-name="Standard">
      <style:paragraph-properties fo:text-align="center" style:justify-single-word="false"/>
      <style:text-properties officeooo:paragraph-rsid="0cc50ec9"/>
    </style:style>
    <style:style style:name="P40" style:family="paragraph" style:parent-style-name="Standard">
      <style:paragraph-properties fo:text-align="center" style:justify-single-word="false"/>
      <style:text-properties officeooo:paragraph-rsid="0daef67d"/>
    </style:style>
    <style:style style:name="P41" style:family="paragraph" style:parent-style-name="Standard">
      <style:paragraph-properties fo:text-align="center" style:justify-single-word="false"/>
      <style:text-properties officeooo:paragraph-rsid="0db0d4d1"/>
    </style:style>
    <style:style style:name="P42" style:family="paragraph" style:parent-style-name="Standard">
      <style:paragraph-properties fo:text-align="center" style:justify-single-word="false"/>
      <style:text-properties officeooo:paragraph-rsid="0cc5fe5b"/>
    </style:style>
    <style:style style:name="P43" style:family="paragraph" style:parent-style-name="Standard">
      <style:paragraph-properties fo:text-align="center" style:justify-single-word="false"/>
      <style:text-properties officeooo:paragraph-rsid="0d1ec96e"/>
    </style:style>
    <style:style style:name="P44" style:family="paragraph" style:parent-style-name="Standard">
      <style:paragraph-properties fo:text-align="center" style:justify-single-word="false"/>
      <style:text-properties officeooo:paragraph-rsid="0d804757"/>
    </style:style>
    <style:style style:name="P45" style:family="paragraph" style:parent-style-name="Standard">
      <style:paragraph-properties fo:text-align="center" style:justify-single-word="false"/>
      <style:text-properties officeooo:paragraph-rsid="0dce9327"/>
    </style:style>
    <style:style style:name="P46" style:family="paragraph" style:parent-style-name="Standard">
      <style:paragraph-properties fo:text-align="center" style:justify-single-word="false"/>
      <style:text-properties officeooo:paragraph-rsid="103fc298"/>
    </style:style>
    <style:style style:name="P47" style:family="paragraph" style:parent-style-name="Standard">
      <style:paragraph-properties fo:text-align="center" style:justify-single-word="false"/>
      <style:text-properties officeooo:paragraph-rsid="10411e41"/>
    </style:style>
    <style:style style:name="P48" style:family="paragraph" style:parent-style-name="Footnote">
      <style:text-properties officeooo:paragraph-rsid="0f92b562"/>
    </style:style>
    <style:style style:name="P49" style:family="paragraph" style:parent-style-name="Standard">
      <style:text-properties officeooo:paragraph-rsid="0f9ce6c3"/>
    </style:style>
    <style:style style:name="P50" style:family="paragraph" style:parent-style-name="Standard">
      <style:text-properties officeooo:paragraph-rsid="0f9ee08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2" style:family="paragraph" style:parent-style-name="Standard">
      <style:text-properties officeooo:paragraph-rsid="1044b2e0"/>
    </style:style>
    <style:style style:name="P53" style:family="paragraph" style:parent-style-name="Footnote">
      <style:text-properties officeooo:paragraph-rsid="102c1a0f"/>
    </style:style>
    <style:style style:name="P54" style:family="paragraph" style:parent-style-name="Standard">
      <style:text-properties officeooo:paragraph-rsid="1090da41"/>
    </style:style>
    <style:style style:name="P55" style:family="paragraph" style:parent-style-name="Standard">
      <style:text-properties officeooo:paragraph-rsid="10929fde"/>
    </style:style>
    <style:style style:name="P5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text-properties officeooo:paragraph-rsid="109df1b9"/>
    </style:style>
    <style:style style:name="P59" style:family="paragraph" style:parent-style-name="Footnote">
      <style:text-properties officeooo:paragraph-rsid="10a5bb50"/>
    </style:style>
    <style:style style:name="P60" style:family="paragraph" style:parent-style-name="Standard">
      <style:text-properties officeooo:paragraph-rsid="101c0948"/>
    </style:style>
    <style:style style:name="P61" style:family="paragraph" style:parent-style-name="Standard">
      <style:text-properties officeooo:paragraph-rsid="10abd9a7"/>
    </style:style>
    <style:style style:name="P62" style:family="paragraph" style:parent-style-name="Standard">
      <style:text-properties officeooo:paragraph-rsid="0ddfbc49"/>
    </style:style>
    <style:style style:name="P63" style:family="paragraph" style:parent-style-name="Footnote">
      <style:text-properties officeooo:paragraph-rsid="10bc5bbc"/>
    </style:style>
    <style:style style:name="P64" style:family="paragraph" style:parent-style-name="Standard">
      <style:text-properties officeooo:paragraph-rsid="10bb09b3"/>
    </style:style>
    <style:style style:name="P65" style:family="paragraph" style:parent-style-name="Standard">
      <style:text-properties officeooo:paragraph-rsid="1108b645"/>
    </style:style>
    <style:style style:name="P66" style:family="paragraph" style:parent-style-name="Standard">
      <style:text-properties officeooo:paragraph-rsid="1104ef98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0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35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47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5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6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7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5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1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loext:opacity="100%" style:font-name="Liberation Sans" fo:font-size="12pt" style:font-size-asian="12pt" style:font-size-complex="12pt"/>
    </style:style>
    <style:style style:name="T18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85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9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96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98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99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0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1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02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03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04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05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06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07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08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09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10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1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2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23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24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25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30" style:family="text">
      <style:text-properties officeooo:rsid="04473353"/>
    </style:style>
    <style:style style:name="T23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3" style:family="text">
      <style:text-properties officeooo:rsid="0aace3cd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8" style:family="text">
      <style:text-properties officeooo:rsid="0f8f58bd"/>
    </style:style>
    <style:style style:name="T259" style:family="text">
      <style:text-properties officeooo:rsid="0f95a7a0"/>
    </style:style>
    <style:style style:name="T260" style:family="text">
      <style:text-properties officeooo:rsid="105c8aaa"/>
    </style:style>
    <style:style style:name="T261" style:family="text">
      <style:text-properties officeooo:rsid="107e8e04"/>
    </style:style>
    <style:style style:name="T262" style:family="text">
      <style:text-properties officeooo:rsid="1083fa7a"/>
    </style:style>
    <style:style style:name="T263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67"><text:span text:style-name="T159">C</text:span><text:span text:style-name="T158">hecklist voor </text:span><text:span text:style-name="T160">de installatie</text:span><text:span text:style-name="T158"> van </text:span><text:span text:style-name="T164"><text:user-field-get text:name="Distro">Rocky Linux</text:user-field-get></text:span><text:span text:style-name="T166"><text:s/></text:span><text:span text:style-name="T168">GNOME </text:span><text:span text:style-name="T165">Desktop/</text:span><text:span text:style-name="T167">Workstation</text:span><text:span text:style-name="T161">.</text:span></text:p>
      <text:p text:style-name="P60"/>
      <text:p text:style-name="P9"/>
      <text:p text:style-name="P56">Vul het tekstvak achter &lt;...&gt; in</text:p>
      <text:p text:style-name="P3"><text:span text:style-name="T18">&lt;</text:span><text:span text:style-name="T20">g</text:span><text:span text:style-name="T19">ebruiker</text:span><text:span text:style-name="T18">&gt;</text:span><text:span text:style-name="T219"><text:tab/><text:tab/></text:span><text:span text:style-name="T229"> <text:tab/><text:tab/></text:span><text:span text:style-name="T220"><draw:control text:anchor-type="as-char" svg:y="-0.4cm" draw:z-index="9" draw:name="Gebruiker 2" draw:style-name="gr2" draw:text-style-name="P75" svg:width="6.002cm" svg:height="0.5cm" draw:control="control8"><svg:title>Gebruiker</svg:title><svg:desc>Volledige naam, bijv. Jan Stek</svg:desc></draw:control></text:span><text:span text:style-name="T220"><text:tab/></text:span><text:span text:style-name="T221">b</text:span><text:span text:style-name="T251">ijv.</text:span><text:span text:style-name="T222"> </text:span><text:span text:style-name="T224">Karel Zimmer</text:span></text:p>
      <text:p text:style-name="P55"><text:span text:style-name="T8">&lt;</text:span><text:span text:style-name="T227">g</text:span><text:span text:style-name="T10">ebruikersnaam</text:span><text:span text:style-name="T8">&gt;</text:span><text:span text:style-name="T10"><text:tab/></text:span><text:span text:style-name="T225"><draw:control text:anchor-type="as-char" svg:y="-0.4cm" draw:z-index="10" draw:name="Gberuikersnaam 3" draw:style-name="gr2" draw:text-style-name="P75" svg:width="6.002cm" svg:height="0.5cm" draw:control="control9"><svg:title>Gebruikersnaam</svg:title><svg:desc>Korte naam, bijv. jan</svg:desc></draw:control></text:span><text:span text:style-name="T225"><text:tab/></text:span><text:span text:style-name="T226">b</text:span><text:span text:style-name="T254">ijv.</text:span><text:span text:style-name="T5"> </text:span><text:span text:style-name="T181">karel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28"><text:tab/><text:tab/></text:span><text:span text:style-name="T10"><draw:control text:anchor-type="as-char" svg:y="-0.4cm" draw:z-index="11" draw:name="Computernaam 1" draw:style-name="gr2" draw:text-style-name="P75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53">ijv.</text:span><text:span text:style-name="T214"> </text:span><text:span text:style-name="T217">pc0</text:span><text:span text:style-name="T218">1</text:span></text:p>
      <text:p text:style-name="P2"><text:span text:style-name="T18">&lt;</text:span><text:span text:style-name="T213">g</text:span><text:span text:style-name="T212">ebruiker</text:span><text:span text:style-name="T18">&gt;</text:span><text:span text:style-name="T211"><text:tab/></text:span><text:span text:style-name="T215"><text:tab/></text:span><text:span text:style-name="T229"> <text:tab/><text:tab/></text:span><text:span text:style-name="T220"><draw:control text:anchor-type="as-char" svg:y="-0.4cm" draw:z-index="12" draw:name="Gebruiker 3" draw:style-name="gr2" draw:text-style-name="P75" svg:width="6.002cm" svg:height="0.5cm" draw:control="control11"><svg:title>Gebruiker</svg:title><svg:desc>Volledige naam, bijv. Jan Stek</svg:desc></draw:control></text:span><text:span text:style-name="T220"><text:tab/></text:span><text:span text:style-name="T221">e</text:span><text:span text:style-name="T252">vt.</text:span><text:span text:style-name="T223"> extra gebruikers</text:span></text:p>
      <text:p text:style-name="P61"><text:span text:style-name="T18">&lt;</text:span><text:span text:style-name="T213">g</text:span><text:span text:style-name="T212">ebruikersnaam</text:span><text:span text:style-name="T18">&gt;</text:span><text:span text:style-name="T211"><text:tab/></text:span><text:span text:style-name="T225"><draw:control text:anchor-type="as-char" svg:y="-0.4cm" draw:z-index="13" draw:name="Gberuikersnaam 4" draw:style-name="gr2" draw:text-style-name="P75" svg:width="6.002cm" svg:height="0.5cm" draw:control="control12"><svg:title>Gebruikersnaam</svg:title><svg:desc>Korte naam, bijv. jan</svg:desc></draw:control></text:span><text:span text:style-name="T225"><text:tab/></text:span><text:span text:style-name="T226">e</text:span><text:span text:style-name="T255">vt.</text:span><text:span text:style-name="T216"> extra gebruikers</text:span></text:p>
      <text:p text:style-name="P57"><text:span text:style-name="T263">v</text:span>ervang &lt;...&gt; in deze checklist door de waarde in het tekstvak.</text:p>
      <text:p text:style-name="P28"/>
      <text:p text:style-name="P28"/>
      <text:p text:style-name="P1"><text:span text:style-name="Strong_20_Emphasis"><text:span text:style-name="T145">Nog niet op Linux?</text:span></text:span><text:span text:style-name="T174"><text:tab/></text:span><text:span text:style-name="T177">G</text:span><text:span text:style-name="T175">ebruik </text:span><text:span text:style-name="Strong_20_Emphasis"><text:span text:style-name="T178">Checklist </text:span></text:span><text:span text:style-name="Strong_20_Emphasis"><text:span text:style-name="T179">overzetten</text:span></text:span><text:span text:style-name="T175"> op </text:span><text:a xlink:type="simple" xlink:href="https://karelzimer.nl/nl" text:style-name="Internet_20_link" text:visited-style-name="Visited_20_Internet_20_Link"><text:span text:style-name="Internet_20_link"><text:span text:style-name="T4">karelzimmer.nl/nl</text:span></text:span></text:a><text:span text:style-name="T176">.</text:span></text:p>
      <text:p text:style-name="P27"><text:span text:style-name="Strong_20_Emphasis"><text:span text:style-name="T146">Nieuwe installatie?</text:span></text:span><text:span text:style-name="T142"><text:tab/></text:span><text:span text:style-name="T144">B</text:span><text:span text:style-name="T142">egin bij hoofdstuk </text:span><text:span text:style-name="Strong_20_Emphasis"><text:span text:style-name="T146"><text:bookmark-ref text:reference-format="page" text:ref-name="__RefNumPara__4009_1271708128">2</text:bookmark-ref></text:span></text:span><text:span text:style-name="Strong_20_Emphasis"><text:span text:style-name="T146"><text:s text:c="2"/></text:span></text:span><text:span text:style-name="Strong_20_Emphasis"><text:span text:style-name="T147"><text:bookmark-ref text:reference-format="text" text:ref-name="__RefNumPara__4009_1271708128">Installatie uitvoeren</text:bookmark-ref></text:span></text:span><text:span text:style-name="T143">.</text:span></text:p>
      <text:p text:style-name="P15"/>
      <text:p text:style-name="P15"/>
      <text:list text:style-name="L1">
        <text:list-item>
          <text:p text:style-name="P7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><text:span text:style-name="Strong_20_Emphasis"><text:span text:style-name="T77"><draw:control text:anchor-type="as-char" draw:z-index="4" draw:name="Vorm3_0" draw:style-name="gr1" draw:text-style-name="P7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1"><text:span text:style-name="Strong_20_Emphasis"><text:span text:style-name="T77"><draw:control text:anchor-type="as-char" draw:z-index="5" draw:name="Vorm3_ 2" draw:style-name="gr1" draw:text-style-name="P7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2"><text:span text:style-name="T53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1</text:note-citation><text:note-body><text:p text:style-name="P37"><text:span text:style-name="T106">E</text:span><text:span text:style-name="T115">v</text:span><text:span text:style-name="T116">en</text:span><text:span text:style-name="T118">t</text:span><text:span text:style-name="T119">uele </text:span><text:span text:style-name="T120">extra </text:span><text:span text:style-name="T257">gebruiker</text:span><text:span text:style-name="T114">s</text:span><text:span text:style-name="T120"> aanmelden </text:span><text:span text:style-name="T121">en dezelfde stappen uitvoeren</text:span><text:span text:style-name="T117">.</text:span></text:p></text:note-body></text:note></text:span><text:span text:style-name="T54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6"><text:span text:style-name="Strong_20_Emphasis"><text:span text:style-name="T79"><draw:control text:anchor-type="as-char" draw:z-index="14" draw:name="Vorm4" draw:style-name="gr1" draw:text-style-name="P74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3" office:value-type="string">
            <text:p text:style-name="P66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3" text:note-class="footnote"><text:note-citation>2</text:note-citation><text:note-body><text:p text:style-name="P29"><text:span text:style-name="T157">Druk op de Super (Windows/command/vergrootglas) toets of klik in de linkerbovenhoek.</text:span><text:span text:style-name="T157"/>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55"/></text:span></text:p>
          </table:table-cell>
          <table:table-cell table:style-name="_31_._5f_Installatie_5f_voorbereiden.D4" office:value-type="string">
            <text:p text:style-name="P51"><text:span text:style-name="T2">Typ</text:span><text:span text:style-name="T57"> de </text:span><text:span text:style-name="T72">volgende d</text:span><text:span text:style-name="T71">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26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5" office:value-type="string">
            <text:p text:style-name="P52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7" office:value-type="string">
            <text:p text:style-name="P52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8" office:value-type="string">
            <text:p text:style-name="P33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9" office:value-type="string">
            <text:p text:style-name="P17"/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46"><text:span text:style-name="Strong_20_Emphasis"><text:span text:style-name="T79"><draw:control text:anchor-type="as-char" draw:z-index="15" draw:name="Vorm 3" draw:style-name="gr1" draw:text-style-name="P74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79"><draw:control text:anchor-type="as-char" draw:z-index="16" draw:name="Vorm 4" draw:style-name="gr1" draw:text-style-name="P74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65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5"/></text:span></text:p>
          </table:table-cell>
          <table:table-cell table:style-name="_31_._5f_Installatie_5f_voorbereiden.D11" office:value-type="string">
            <text:p text:style-name="P49"><text:span text:style-name="T69">Selecteer</text:span><text:span text:style-name="T60"> </text:span><text:span text:style-name="Strong_20_Emphasis"><text:span text:style-name="T43">1</text:span></text:span><text:span text:style-name="T87"> </text:span><text:span text:style-name="T88">Installatie voorbereiden</text:span><text:span text:style-name="T68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180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4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83">Start de computer op vanaf</text:span><text:span text:style-name="T183"><text:note text:id="ftn4" text:note-class="footnote"><text:note-citation>1</text:note-citation><text:note-body><text:p text:style-name="P59"><text:span text:style-name="T125">B</text:span><text:span text:style-name="T126">ootmenu/</text:span><text:span text:style-name="T125">S</text:span><text:span text:style-name="T126">etup</text:span><text:span text:style-name="T124"> via </text:span><text:span text:style-name="T122">é</text:span><text:span text:style-name="T123">é</text:span><text:span text:style-name="T125">n van de </text:span><text:span text:style-name="T127">Veelgebruikte toetsen: </text:span><text:span text:style-name="T135">Esc</text:span><text:span text:style-name="T129">, </text:span><text:span text:style-name="T135">Delete</text:span><text:span text:style-name="T129">, </text:span><text:span text:style-name="T135">F1</text:span><text:span text:style-name="T129">, </text:span><text:span text:style-name="T135">F2</text:span><text:span text:style-name="T129">, </text:span><text:span text:style-name="T135">F9</text:span><text:span text:style-name="T129">, </text:span><text:span text:style-name="T135">F10</text:span><text:span text:style-name="T129">, </text:span><text:span text:style-name="T135">F11</text:span><text:span text:style-name="T129">, of </text:span><text:span text:style-name="T135">F12</text:span></text:p></text:note-body></text:note></text:span><text:span text:style-name="T183"> </text:span><text:span text:style-name="T184">een </text:span><text:span text:style-name="T169"><text:user-field-get text:name="Distro">Rocky Linux</text:user-field-get></text:span><text:span text:style-name="T182"><text:s/></text:span><text:span text:style-name="T173">GNOME </text:span><text:span text:style-name="T171">Desktop/</text:span><text:span text:style-name="T172">Workstation</text:span><text:span text:style-name="T100"> </text:span><text:span text:style-name="T101">L</text:span><text:span text:style-name="T102">ive</text:span><text:span text:style-name="T102"><text:note text:id="ftn5" text:note-class="footnote"><text:note-citation>2</text:note-citation><text:note-body><text:p text:style-name="P48"><text:span text:style-name="T230">Vanaf ee</text:span>n <text:span text:style-name="T259">L</text:span>ive <text:span text:style-name="T258">USB</text:span><text:span text:style-name="T233">-stick</text:span><text:span text:style-name="T16"> </text:span>kunt <text:span text:style-name="T230">u opstarten en</text:span> <text:span text:style-name="T14">met </text:span><text:span text:style-name="T185"><text:user-field-get text:name="Distro">Rocky Linux</text:user-field-get></text:span><text:span text:style-name="T185"><text:s/></text:span>werken zonder enige bestanden op de harde schijf te wijzigen en maakt ook installatie van <text:span text:style-name="T185"><text:user-field-get text:name="Distro">Rocky Linux</text:user-field-get></text:span><text:span text:style-name="T185"><text:s/></text:span>mogelijk.</text:p></text:note-body></text:note></text:span><text:span text:style-name="T102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4"><text:span text:style-name="T105">USB</text:span><text:span text:style-name="T103">-stick</text:span><text:span text:style-name="T103"><text:note text:id="ftn6" text:note-class="footnote"><text:note-citation>3</text:note-citation><text:note-body><text:p text:style-name="P63"><text:span text:style-name="T113">Maak een opstartbare USB-stick</text:span><text:span text:style-name="T110">:</text:span><text:span text:style-name="Strong_20_Emphasis"><text:span text:style-name="T136"><text:line-break/></text:span></text:span><text:span text:style-name="T107">Download </text:span><text:span text:style-name="T112">een </text:span><text:span text:style-name="terk_20_accent_20_voetnoot"><text:span text:style-name="T134">Rocky Linux </text:span></text:span><text:span text:style-name="terk_20_accent_20_voetnoot"><text:span text:style-name="T45">Desktop/Workstation Live </text:span></text:span><text:span text:style-name="terk_20_accent_20_voetnoot"><text:span text:style-name="T47">Image </text:span></text:span><text:span text:style-name="terk_20_accent_20_voetnoot"><text:span text:style-name="T134">GNOME </text:span></text:span><text:span text:style-name="T108">vanaf </text:span><text:a xlink:type="simple" xlink:href="https://rockylinux.org/" text:style-name="Internet_20_link" text:visited-style-name="Visited_20_Internet_20_Link"><text:span text:style-name="T231">rockylinux.org</text:span></text:a><text:span text:style-name="T128">.</text:span><text:span text:style-name="Strong_20_Emphasis"><text:span text:style-name="T137"><text:line-break/></text:span></text:span><text:span text:style-name="T109">De </text:span><text:span text:style-name="T111">ver</text:span><text:span text:style-name="T109">volgstappen staan beschreven in </text:span><text:span text:style-name="terk_20_accent_20_voetnoot"><text:span text:style-name="T46">Linux informatie</text:span></text:span><text:span text:style-name="T109">, te vinden op </text:span><text:a xlink:type="simple" xlink:href="https://karelzimmer.nl/nl" text:style-name="Internet_20_link" text:visited-style-name="Visited_20_Internet_20_Link"><text:span text:style-name="T232">karelzimmer.nl/nl</text:span></text:a><text:span text:style-name="T109">.</text:span></text:p></text:note-body></text:note></text:span><text:span text:style-name="T10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69">Selecteer</text:span><text:span text:style-name="T50"> </text:span><text:span text:style-name="Strong_20_Emphasis"><text:span text:style-name="T35">Start</text:span></text:span><text:span text:style-name="Strong_20_Emphasis"><text:span text:style-name="T51"> </text:span></text:span><text:span text:style-name="Strong_20_Emphasis"><text:span text:style-name="T36"><text:user-field-get text:name="Distro">Rocky Linux</text:user-field-get></text:span></text:span><text:span text:style-name="T52"><text:s/></text:span><text:span text:style-name="T80">en druk op de </text:span><text:span text:style-name="T38">Enter</text:span><text:span text:style-name="T56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4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86">Klik op </text:span><text:span text:style-name="Strong_20_Emphasis"><text:span text:style-name="T94">Install to Hard Drive</text:span></text:span><text:span text:style-name="T8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4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4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03">Bij</text:span><text:span text:style-name="T202"> </text:span><text:span text:style-name="Strong_20_Emphasis"><text:span text:style-name="T201">WELCOME </text:span></text:span><text:span text:style-name="Strong_20_Emphasis"><text:span text:style-name="T204">BIJ</text:span></text:span><text:span text:style-name="Strong_20_Emphasis"><text:span text:style-name="T201"> ROCKY LINUX</text:span></text:span><text:span text:style-name="T201"> select</text:span><text:span text:style-name="T203">eer</text:span><text:span text:style-name="T205"> </text:span><text:span text:style-name="Strong_20_Emphasis"><text:span text:style-name="T208">Nederlands</text:span></text:span><text:span text:style-name="T205"> en klik</text:span><text:span text:style-name="T206"> </text:span><text:span text:style-name="T205">op</text:span><text:span text:style-name="T207"> </text:span><text:span text:style-name="Strong_20_Emphasis"><text:span text:style-name="T198">Doorgaan</text:span></text:span><text:span text:style-name="T20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4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92">O</text:span><text:span text:style-name="T190">nder </text:span><text:span text:style-name="Strong_20_Emphasis"><text:span text:style-name="T209">SYSTEEM</text:span></text:span><text:span text:style-name="T190"> </text:span><text:span text:style-name="T192">klik </text:span><text:span text:style-name="T190">op </text:span><text:span text:style-name="Strong_20_Emphasis"><text:span text:style-name="T209">Installatiebestemming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90">Controleer </text:span><text:span text:style-name="T193">de </text:span><text:span text:style-name="Strong_20_Emphasis"><text:span text:style-name="T210">Apparaatselectie</text:span></text:span><text:span text:style-name="T190"> en klik op </text:span><text:span text:style-name="Strong_20_Emphasis"><text:span text:style-name="T209">Klaar</text:span>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4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92">O</text:span><text:span text:style-name="T190">nder </text:span><text:span text:style-name="T196">SYSTEEM</text:span><text:span text:style-name="T190"> </text:span><text:span text:style-name="T192">klik </text:span><text:span text:style-name="T190">op </text:span><text:span text:style-name="T196">Netwerk &amp; hostnaam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89">V</text:span><text:span text:style-name="T187">ul </text:span><text:span text:style-name="T188">in </text:span><text:span text:style-name="Strong_20_Emphasis"><text:span text:style-name="T191">Hostnaam</text:span></text:span><text:span text:style-name="T11"> &lt;computernaam&gt;</text:span><text:span text:style-name="T195"> </text:span><text:span text:style-name="T191">en klik op </text:span><text:span text:style-name="Strong_20_Emphasis"><text:span text:style-name="T197">Toepassen</text:span></text:span><text:span text:style-name="T1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91">K</text:span><text:span text:style-name="T190">lik op </text:span><text:span text:style-name="T196">Klaar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4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92">O</text:span><text:span text:style-name="T190">nder</text:span><text:span text:style-name="T186"> </text:span><text:span text:style-name="Strong_20_Emphasis"><text:span text:style-name="T190">GEBRUIKERSINSTELLINGEN</text:span></text:span><text:span text:style-name="T190"> </text:span><text:span text:style-name="T192">klik </text:span><text:span text:style-name="T190">op </text:span><text:span text:style-name="T196">Gebruiker aanmaken</text:span><text:span text:style-name="T19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60">Vul in </text:span><text:span text:style-name="Strong_20_Emphasis"><text:span text:style-name="Strong_20_Emphasis"><text:span text:style-name="T140">Volledige n</text:span></text:span></text:span><text:span text:style-name="Strong_20_Emphasis"><text:span text:style-name="T99">aam</text:span></text:span><text:span text:style-name="T81"> </text:span><text:span text:style-name="T18">&lt;</text:span><text:span text:style-name="T21">gebruiker</text:span><text:span text:style-name="T18">&gt;</text:span><text:span text:style-name="T82">, </text:span><text:span text:style-name="Strong_20_Emphasis"><text:span text:style-name="T138"><text:line-break/></text:span></text:span><text:span text:style-name="Strong_20_Emphasis"><text:span text:style-name="T98">Gebruikersnaam</text:span></text:span><text:span text:style-name="T81"> &lt;</text:span><text:span text:style-name="T7">gebruikersnaam&gt;</text:span><text:span text:style-name="T81">,</text:span></text:p>
            <text:p text:style-name="Standard"><text:span text:style-name="T84">vink aan </text:span><text:span text:style-name="Strong_20_Emphasis"><text:span text:style-name="T139">Maak deze gebruiker beheerde</text:span></text:span><text:span text:style-name="T93">r</text:span><text:span text:style-name="T84">,</text:span></text:p>
            <text:p text:style-name="Standard"><text:span text:style-name="T83">g</text:span><text:span text:style-name="T84">eef tweemaal een </text:span><text:span text:style-name="Strong_20_Emphasis"><text:span text:style-name="T98">wachtwoord</text:span></text:span><text:span text:style-name="T84"> </text:span><text:span text:style-name="T85">en k</text:span><text:span text:style-name="T84">lik op </text:span><text:span text:style-name="Strong_20_Emphasis"><text:span text:style-name="T93">Klaar</text:span></text:span><text:span text:style-name="T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4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94">Klik op </text:span><text:span text:style-name="Strong_20_Emphasis"><text:span text:style-name="T199">Begin installatie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4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94">Klik op </text:span><text:span text:style-name="Strong_20_Emphasis"><text:span text:style-name="T200">I</text:span></text:span><text:span text:style-name="Strong_20_Emphasis"><text:span text:style-name="T199">nstallatie </text:span></text:span><text:span text:style-name="Strong_20_Emphasis"><text:span text:style-name="T200">voltooien</text:span></text:span><text:span text:style-name="T19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4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62">Hers</text:span><text:span text:style-name="T261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8"><text:span text:style-name="Strong_20_Emphasis"><text:span text:style-name="T96">Installatie </text:span></text:span><text:span text:style-name="Strong_20_Emphasis"><text:span text:style-name="T97">afronden</text:span></text:span></text:p>
        </text:list-item>
      </text:list>
      <text:p text:style-name="P30"><text:span text:style-name="Strong_20_Emphasis"><text:span text:style-name="T4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79"><draw:control text:anchor-type="as-char" draw:z-index="2" draw:name="Vorm24" draw:style-name="gr1" draw:text-style-name="P74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4"><text:span text:style-name="T49">Aanmelden als </text:span><text:span text:style-name="T25">&lt;</text:span><text:span text:style-name="T26">gebruiker</text:span><text:span text:style-name="T25">&gt;</text:span><text:span text:style-name="T4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4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4" svg:width="0.35cm" svg:height="0.35cm" draw:control="control16"/></text:span></text:p>
          </table:table-cell>
          <table:table-cell table:style-name="_33_._5f_Installatie_5f_afronden.C5" office:value-type="string">
            <text:p text:style-name="P66"><text:span text:style-name="T74">T</text:span><text:span text:style-name="T61">yp </text:span><text:span text:style-name="User_20_Entry"><text:span text:style-name="T34">term</text:span></text:span><text:span text:style-name="T75"> </text:span><text:span text:style-name="T74">op het activiteitenoverzicht</text:span><text:span text:style-name="T141"><text:note text:id="ftn7" text:note-class="footnote"><text:note-citation>1</text:note-citation><text:note-body><text:p text:style-name="P8">Druk op de Super (Windows/command/vergrootglas) toets of klik in de linkerbovenhoek.</text:p></text:note-body></text:note></text:span><text:span text:style-name="T74">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95">Terminalvenster</text:span></text:span><text:span text:style-name="Strong_20_Emphasis"><text:span text:style-name="T76">-</text:span></text:span><text:span text:style-name="Strong_20_Emphasis"><text:span text:style-name="T56">pictogram</text:span></text:span><text:span text:style-name="Strong_20_Emphasis"><text:span text:style-name="T65">.</text:span></text:span><text:span text:style-name="Strong_20_Emphasis"><text:span text:style-name="T57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57"> de </text:span><text:span text:style-name="T73">volgende </text:span><text:span text:style-name="T71">dri</text:span><text:span text:style-name="T58">e </text:span><text:span text:style-name="T57">opdrachten, ieder gevolgd door de </text:span><text:span text:style-name="T40">Enter</text:span><text:span text:style-name="T56">-toets: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7" office:value-type="string">
            <text:p text:style-name="P58"><text:span text:style-name="User_20_Entry"><text:span text:style-name="T133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7" office:value-type="string">
            <text:p text:style-name="P52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9" office:value-type="string">
            <text:p text:style-name="P52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10" office:value-type="string">
            <text:p text:style-name="P36"><text:span text:style-name="T2">V</text:span><text:span text:style-name="T59">olg </text:span><text:span text:style-name="T60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11" office:value-type="string">
            <text:p text:style-name="P62"/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6"><text:span text:style-name="Strong_20_Emphasis"><text:span text:style-name="T79"><draw:control text:anchor-type="as-char" draw:z-index="18" draw:name="Vorm 7" draw:style-name="gr1" draw:text-style-name="P74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65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><text:span text:style-name="Strong_20_Emphasis"><text:span text:style-name="T55"/></text:span></text:p>
          </table:table-cell>
          <table:table-cell table:style-name="_33_._5f_Installatie_5f_afronden.C13" office:value-type="string">
            <text:p text:style-name="P50"><text:span text:style-name="T69">Selecteer</text:span><text:span text:style-name="T63"> </text:span><text:span text:style-name="Strong_20_Emphasis"><text:span text:style-name="T44">3</text:span></text:span><text:span text:style-name="T89"> </text:span><text:span text:style-name="T90">Installatie</text:span><text:span text:style-name="T91"> </text:span><text:span text:style-name="T92">afronden</text:span><text:span text:style-name="T68">.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14" office:value-type="string">
            <text:p text:style-name="P34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30"><text:span text:style-name="Strong_20_Emphasis"><text:span text:style-name="T49"/></text:span></text:p>
      <text:list text:continue-numbering="true" text:style-name="L1">
        <text:list-item>
          <text:p text:style-name="P71"><text:span text:style-name="Strong_20_Emphasis"><text:span text:style-name="T1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><text:span text:style-name="Strong_20_Emphasis"><text:span text:style-name="T79"><draw:control text:anchor-type="as-char" draw:z-index="3" draw:name="Vorm40_0" draw:style-name="gr1" draw:text-style-name="P74" svg:width="0.35cm" svg:height="0.35cm" draw:control="control2"/></text:span></text:span></text:p>
          </table:table-cell>
          <table:table-cell table:style-name="Tabel2.A1" office:value-type="string">
            <text:p text:style-name="P44"><text:span text:style-name="Strong_20_Emphasis"><text:span text:style-name="T79"><draw:control text:anchor-type="as-char" draw:z-index="6" draw:name="Vorm40_ 1" draw:style-name="gr1" draw:text-style-name="P74" svg:width="0.35cm" svg:height="0.35cm" draw:control="control5"/></text:span></text:span></text:p>
          </table:table-cell>
          <table:table-cell table:style-name="Tabel2.D1" office:value-type="string">
            <text:p text:style-name="P12"><text:span text:style-name="T49">Aanmelden als </text:span><text:span text:style-name="T27">&lt;</text:span><text:span text:style-name="T28">gebruiker</text:span><text:span text:style-name="T27">&gt;</text:span><text:span text:style-name="T66"><text:note text:id="ftn8" text:note-class="footnote"><text:note-citation>1</text:note-citation><text:note-body><text:p text:style-name="P38"><text:span text:style-name="T130">E</text:span><text:span text:style-name="T132">ventuele extra </text:span><text:span text:style-name="T256">gebruiker</text:span><text:span text:style-name="T131">s </text:span><text:span text:style-name="T132">aanmelden en dezelfde stappen uitvoeren.</text:span></text:p></text:note-body></text:note></text:span><text:span text:style-name="T49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3"><text:span text:style-name="Strong_20_Emphasis"><text:span text:style-name="T78"><draw:control text:anchor-type="as-char" draw:z-index="8" draw:name="Vorm13_ 1" draw:style-name="gr1" draw:text-style-name="P74" svg:width="0.35cm" svg:height="0.35cm" draw:control="control7"/></text:span></text:span></text:p>
          </table:table-cell>
          <table:table-cell table:style-name="Tabel2.D2" office:value-type="string">
            <text:p text:style-name="P13"><text:span text:style-name="T250">Volg de welkomstschermen.</text:span><text:span text:style-name="T243"/></text:p>
          </table:table-cell>
        </table:table-row>
        <table:table-row table:style-name="Tabel2.4"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14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79"><draw:control text:anchor-type="as-char" draw:z-index="19" draw:name="Vorm 8" draw:style-name="gr1" draw:text-style-name="P74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79"><draw:control text:anchor-type="as-char" draw:z-index="20" draw:name="Vorm 9" draw:style-name="gr1" draw:text-style-name="P74" svg:width="0.35cm" svg:height="0.35cm" draw:control="control19"/></text:span></text:span></text:p>
          </table:table-cell>
          <table:table-cell table:style-name="Tabel2.D5" office:value-type="string">
            <text:p text:style-name="P65"><text:span text:style-name="T74">T</text:span><text:span text:style-name="T61">yp </text:span><text:span text:style-name="User_20_Entry"><text:span text:style-name="T33">menu</text:span></text:span><text:span text:style-name="T75"> </text:span><text:span text:style-name="T74">op het activiteitenoverzicht </text:span><text:span text:style-name="T64">e</text:span><text:span text:style-name="T56">n </text:span><text:span text:style-name="T62">k</text:span><text:span text:style-name="T56">lik op het </text:span><text:span text:style-name="Strong_20_Emphasis"><text:span text:style-name="T41">Installatiem</text:span></text:span><text:span text:style-name="Strong_20_Emphasis"><text:span text:style-name="T42">enu</text:span></text:span><text:span text:style-name="Strong_20_Emphasis"><text:span text:style-name="T76">-</text:span></text:span><text:span text:style-name="Strong_20_Emphasis"><text:span text:style-name="T56">pictogram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6" office:value-type="string">
            <text:p text:style-name="P11"><text:span text:style-name="T69">Selecteer</text:span><text:span text:style-name="T63"> </text:span><text:span text:style-name="Strong_20_Emphasis"><text:span text:style-name="T44">4</text:span></text:span><text:span text:style-name="T89"> </text:span><text:span text:style-name="T70">Gebruiker inrichten</text:span><text:span text:style-name="T68">.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7" office:value-type="string">
            <text:p text:style-name="P35"><text:span text:style-name="T2">V</text:span><text:span text:style-name="T59">olg </text:span><text:span text:style-name="T60">de aanwijzingen op het scherm.</text:span></text:p>
          </table:table-cell>
        </table:table-row>
      </table:table>
      <text:p text:style-name="P10"><text:span text:style-name="Strong_20_Emphasis"><text:span text:style-name="T67"/></text:span></text:p>
      <text:p text:style-name="P24"/>
      <text:p text:style-name="P25"><text:span text:style-name="T148">E</text:span><text:span text:style-name="T149">inde c</text:span><text:span text:style-name="T150">hecklist, </text:span><text:span text:style-name="T151">d</text:span><text:span text:style-name="T150">e installatie van </text:span><text:span text:style-name="T154"><text:user-field-get text:name="Distro">Rocky Linux</text:user-field-get></text:span><text:span text:style-name="T152"><text:s/></text:span><text:span text:style-name="T155">Desktop/</text:span><text:span text:style-name="T156">Workstation</text:span><text:span text:style-name="T48"> </text:span><text:span text:style-name="T150">is voltooid.</text:span></text:p>
      <text:p text:style-name="P4"/>
      <text:list text:style-name="L2">
        <text:list-header>
          <text:p text:style-name="P72"><text:span text:style-name="T245">Geschreven door </text:span><text:a xlink:type="simple" xlink:href="mailto:info@karelzimmer.nl?subject=Checklist%20installatie%20Linux" text:style-name="Internet_20_link" text:visited-style-name="Visited_20_Internet_20_Link"><text:span text:style-name="T246">Karel Zimmer</text:span></text:a><text:span text:style-name="T247">.</text:span></text:p>
          <text:p text:style-name="P73"><text:span text:style-name="T249">Licentie </text:span><text:span text:style-name="T247">C</text:span><text:span text:style-name="T248">C0</text:span><text:span text:style-name="T247"> 1.0 </text:span><text:span text:style-name="T24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4"><text:s/></text:span><text:span text:style-name="T24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7-21T11:33:26.373486248">21-07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3:26.219543911</dc:date>
    <meta:keyword>Installatie</meta:keyword>
    <meta:keyword>Checklist</meta:keyword>
    <meta:keyword>Linux</meta:keyword>
    <meta:editing-cycles>7018</meta:editing-cycles>
    <meta:editing-duration>P12DT17H18M57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3" meta:word-count="463" meta:character-count="3368" meta:non-whitespace-character-count="2958"/>
    <meta:user-defined meta:name="Info 1"/>
    <meta:user-defined meta:name="Info 2"/>
    <meta:user-defined meta:name="Info 3"/>
    <meta:user-defined meta:name="Info 4"/>
  </office:meta>
</office:document-meta>
</file>